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9.5cm" style:rel-column-width="3276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rsid="000ab108" officeooo:paragraph-rsid="000ab108"/>
    </style:style>
    <style:style style:name="P2" style:family="paragraph" style:parent-style-name="Standard">
      <style:paragraph-properties fo:text-align="center" style:justify-single-word="false"/>
      <style:text-properties officeooo:rsid="000ab108" officeooo:paragraph-rsid="000ab108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officeooo:rsid="000ab108" officeooo:paragraph-rsid="000ab10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officeooo:rsid="000ab108" officeooo:paragraph-rsid="000ab10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3pt" officeooo:rsid="000ab108" officeooo:paragraph-rsid="000ab108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5" style:family="text">
      <style:text-properties style:font-name="Liberation Serif" fo:font-style="normal" style:font-name-asian="NSimSun" style:font-style-asian="normal" style:font-name-complex="Lucida Sans" style:font-style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m, prénom :</text:p>
      <text:p text:style-name="P5"/>
      <text:p text:style-name="P2"><text:span text:style-name="T6">QCM </text:span><text:span text:style-name="T7">Le Principe Responsabilité</text:span>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3"><text:span text:style-name="T2">1. Que désigne le "savoir idéal" pour Jonas ?</text:span></text:p>
            <text:p text:style-name="P4"><text:span text:style-name="T4">□</text:span><text:span text:style-name="T5"> </text:span><text:span text:style-name="T2">C'est la question philosophique du fondement de l'éthique</text:span></text:p>
            <text:p text:style-name="P4"><text:span text:style-name="T4">□</text:span><text:span text:style-name="T5"> </text:span><text:span text:style-name="T2">C'est la question technique de la projection dans le futur</text:span></text:p>
            <text:p text:style-name="P4"><text:span text:style-name="T4">□</text:span><text:span text:style-name="T5"> </text:span><text:span text:style-name="T2">C'est la question politique de la mise en place de la nouvelle éthique</text:span></text:p>
            <text:p text:style-name="P4"><text:span text:style-name="T4">□</text:span><text:span text:style-name="T5"> </text:span><text:span text:style-name="T2">C'est la question éthique de la valeur de la science</text:span></text:p>
            <text:p text:style-name="P4"><text:span text:style-name="T2"/></text:p>
            <text:p text:style-name="P3"><text:span text:style-name="T2">2. Que désigne le "savoir réel" pour Jonas ?</text:span></text:p>
            <text:p text:style-name="P4"><text:span text:style-name="T4">□</text:span><text:span text:style-name="T5"> </text:span><text:span text:style-name="T2">C'est la question philosophique du fondement de l'éthique</text:span></text:p>
            <text:p text:style-name="P4"><text:span text:style-name="T4">□</text:span><text:span text:style-name="T5"> </text:span><text:span text:style-name="T2">C'est la question technique de la projection dans le futur</text:span></text:p>
            <text:p text:style-name="P4"><text:span text:style-name="T4">□</text:span><text:span text:style-name="T5"> </text:span><text:span text:style-name="T2">C'est la question politique de la mise en place de la nouvelle éthique</text:span></text:p>
            <text:p text:style-name="P4"><text:span text:style-name="T4">□</text:span><text:span text:style-name="T5"> </text:span><text:span text:style-name="T2">C'est la question éthique de la valeur de la science</text:span></text:p>
            <text:p text:style-name="P4"><text:span text:style-name="T2"/></text:p>
            <text:p text:style-name="P4"><text:span text:style-name="T3">3. Quand Jonas parle du "savoir factuel des effets lointains de l'action technique", de quoi parle-t-il ?</text:span></text:p>
            <text:p text:style-name="P4"><text:span text:style-name="T4">□</text:span><text:span text:style-name="T5"> </text:span><text:span text:style-name="T2">Du savoir éthique qui détermine les buts à poursuivre</text:span></text:p>
            <text:p text:style-name="P4"><text:span text:style-name="T4">□</text:span><text:span text:style-name="T5"> </text:span><text:span text:style-name="T2">De l'ancienne morale qui prétend que la technique est neutre</text:span></text:p>
            <text:p text:style-name="P4"><text:span text:style-name="T4">□</text:span><text:span text:style-name="T5"> </text:span><text:span text:style-name="T2">Du savoir scientifique qui anticipe le futur</text:span></text:p>
            <text:p text:style-name="P4"><text:span text:style-name="T4">□</text:span><text:span text:style-name="T5"> </text:span><text:span text:style-name="T2">De la connaissance historique des techniques humaines passées</text:span></text:p>
            <text:p text:style-name="P4"><text:span text:style-name="T2"/></text:p>
            <text:p text:style-name="P3"><text:span text:style-name="T2">4. Qu'est-ce que l'heuristique ?</text:span></text:p>
            <text:p text:style-name="P4"><text:span text:style-name="T4">□</text:span><text:span text:style-name="T5"> </text:span><text:span text:style-name="T2">C'est l'ensemble des moyens qui nous permettent d'être heureux</text:span></text:p>
            <text:p text:style-name="P4"><text:span text:style-name="T4">□</text:span><text:span text:style-name="T5"> </text:span><text:span text:style-name="T2">C'est l'ensemble des procédés qui nous permettent de découvrir et prendre conscience de quelque chose</text:span></text:p>
            <text:p text:style-name="P4"><text:span text:style-name="T4">□</text:span><text:span text:style-name="T5"> </text:span><text:span text:style-name="T2">C'est l'ensemble des procédés qui permettent de déterminer les futurs les plus probables</text:span></text:p>
            <text:p text:style-name="P4"><text:span text:style-name="T4">□</text:span><text:span text:style-name="T5"> </text:span><text:span text:style-name="T2">C'est une partie de la philosophie qui constitue un sous-domaine de l'éthique</text:span></text:p>
            <text:p text:style-name="P4"><text:span text:style-name="T2"/></text:p>
            <text:p text:style-name="P4"><text:span text:style-name="T3">5. Pourquoi le savoir scientifique est-il important en éthique ?</text:span></text:p>
            <text:p text:style-name="P4"><text:span text:style-name="T4">□</text:span><text:span text:style-name="T5"> </text:span><text:span text:style-name="T2">Les principes fondamentaux de l'éthique doivent être déterminés par les scientifiques eux-mêmes</text:span></text:p>
            <text:p text:style-name="P4"><text:span text:style-name="T4">□</text:span><text:span text:style-name="T5"> </text:span><text:span text:style-name="T2">Ce sont les scientifiques qui sont les plus compétents pour nous gouverner</text:span></text:p>
            <text:p text:style-name="P4"><text:span text:style-name="T4">□</text:span><text:span text:style-name="T5"> </text:span><text:span text:style-name="T2">La rigueur scientifique nous permet d'identifier les erreurs logiques dans les anciens systèmes moraux</text:span></text:p>
            <text:p text:style-name="P4"><text:span text:style-name="T4">□</text:span><text:span text:style-name="T5"> </text:span><text:span text:style-name="T2">Il permet la connaissance des futurs probables, et est donc nécessaire pour savoir comment agir aujourd'hui</text:span></text:p>
            <text:p text:style-name="P4"><text:span text:style-name="T2"/></text:p>
            <text:p text:style-name="P4"><text:span text:style-name="T3">6. Comment pouvons-nous prendre conscience de ce qu'il faut préserver dans notre humanité ?</text:span></text:p>
            <text:p text:style-name="P4"><text:span text:style-name="T4">□</text:span><text:span text:style-name="T5"> </text:span><text:span text:style-name="T2">En écoutant notre sentiment moral ici et maintenant</text:span></text:p>
            <text:p text:style-name="P4"><text:span text:style-name="T4">□</text:span><text:span text:style-name="T5"> </text:span><text:span text:style-name="T2">En prêtant attention aux avertissements formulés par les anciennes morales</text:span></text:p>
            <text:p text:style-name="P4"><text:span text:style-name="T4">□</text:span><text:span text:style-name="T5"> </text:span><text:span text:style-name="T2">Quand on peut imaginer un futur dans lequel notre essence humaine sera déformée</text:span></text:p>
            <text:p text:style-name="P4"><text:span text:style-name="T4">□</text:span><text:span text:style-name="T5"> </text:span><text:span text:style-name="T2">En tirant les conséquences rigoureuses des principes de la nouvelle éthique de Jonas</text:span></text:p>
            <text:p text:style-name="P4"><text:span text:style-name="T2"/></text:p>
            <text:p text:style-name="P3"><text:span text:style-name="T2">7. Quel rôle moral la science-fiction peut-elle jouer d'après Jonas ?</text:span></text:p>
            <text:p text:style-name="P4"><text:span text:style-name="T4">□</text:span><text:span text:style-name="T5"> </text:span><text:span text:style-name="T2">Elle ne joue aucune rôle moral. La science-fiction nous fournit des imaginations qui n'ont rien à voir avec les enjeux éthiques réels</text:span></text:p>
            <text:p text:style-name="P4"><text:span text:style-name="T4">□</text:span><text:span text:style-name="T5"> </text:span><text:span text:style-name="T2">Elle nous permet de mieux identifier les enjeux moraux actuels en nous fournissant des expériences de pensée</text:span></text:p>
            <text:p text:style-name="P4"><text:span text:style-name="T4">□</text:span><text:span text:style-name="T5"> </text:span><text:span text:style-name="T2">Elle nous permet de comprendre avec rigueur l'évolution probable de nos sociétés</text:span></text:p>
            <text:p text:style-name="P4"><text:span text:style-name="T4">□</text:span><text:span text:style-name="T5"> </text:span><text:span text:style-name="T2">Elle n'est utile que pour ceux qui sont incapables de saisir la situation d'un point de vue philosophique</text:span></text:p>
          </table:table-cell>
          <table:table-cell table:style-name="Tableau1.B1" office:value-type="string">
            <text:p text:style-name="P4"><text:span text:style-name="T3">8. Quel est le problème politique fondamental que pose la nouvelle éthique de Jonas ?</text:span></text:p>
            <text:p text:style-name="P4"><text:span text:style-name="T4">□</text:span><text:span text:style-name="T5"> </text:span><text:span text:style-name="T2">Comment convaincre les hommes de dépasser leurs différences politiques pour agir dans la même direction ?</text:span></text:p>
            <text:p text:style-name="P4"><text:span text:style-name="T4">□</text:span><text:span text:style-name="T5"> </text:span><text:span text:style-name="T2">Comment trouver l'homme providentiel qui sera capable de changer les choses ?</text:span></text:p>
            <text:p text:style-name="P4"><text:span text:style-name="T4">□</text:span><text:span text:style-name="T5"> </text:span><text:span text:style-name="T2">Quelle forme de gouvernement convient aux changements qui sont nécessaires ?</text:span></text:p>
            <text:p text:style-name="P4"><text:span text:style-name="T4">□</text:span><text:span text:style-name="T5"> </text:span><text:span text:style-name="T2">Comment demander aux hommes aux hommes de renoncer à des bénéfices de court-terme certains au profit de bénéfices de long-terme incertains ?</text:span></text:p>
            <text:p text:style-name="P4"><text:span text:style-name="T2"/></text:p>
            <text:p text:style-name="P3"><text:span text:style-name="T2">9. Faut-il accorder plus d'attention aux prévisions heureuses qu'aux prévisions malheureuses ?</text:span></text:p>
            <text:p text:style-name="P4"><text:span text:style-name="T4">□</text:span><text:span text:style-name="T5"> </text:span><text:span text:style-name="T2">Oui, car il faut que les hommes aient de l'espoir si on veut qu'ils puissent se motiver à agir</text:span></text:p>
            <text:p text:style-name="P4"><text:span text:style-name="T4">□</text:span><text:span text:style-name="T5"> </text:span><text:span text:style-name="T2">Non, les prévisions sont d'une importance équivalentes, qu'elles soient heureuses ou malheureuses</text:span></text:p>
            <text:p text:style-name="P4"><text:span text:style-name="T4">□</text:span><text:span text:style-name="T5"> </text:span><text:span text:style-name="T2">Non, les prévisions malheureuses doivent d'abord être prises en compte, parce que les risques sont trop importants</text:span></text:p>
            <text:p text:style-name="P4"><text:span text:style-name="T4">□</text:span><text:span text:style-name="T5"> </text:span><text:span text:style-name="T2">Non, les prévisions malheureuses doivent d'abord être prises en compte, parce que s'attendre systématiquement au pire c'est n'être jamais déçu</text:span></text:p>
            <text:p text:style-name="P4"><text:span text:style-name="T2"/></text:p>
            <text:p text:style-name="P3"><text:span text:style-name="T2">10. Quelle est la structure de toute action humaine d'après Jonas ?</text:span></text:p>
            <text:p text:style-name="P4"><text:span text:style-name="T4">□</text:span><text:span text:style-name="T5"> </text:span><text:span text:style-name="T2">La structure d'un pari</text:span></text:p>
            <text:p text:style-name="P4"><text:span text:style-name="T4">□</text:span><text:span text:style-name="T5"> </text:span><text:span text:style-name="T2">La structure d'une promesse</text:span></text:p>
            <text:p text:style-name="P4"><text:span text:style-name="T4">□</text:span><text:span text:style-name="T5"> </text:span><text:span text:style-name="T2">La structure d'un choix stratégique</text:span></text:p>
            <text:p text:style-name="P4"><text:span text:style-name="T4">□</text:span><text:span text:style-name="T5"> </text:span><text:span text:style-name="T2">La structure d'une interprétation</text:span></text:p>
            <text:p text:style-name="P4"><text:span text:style-name="T2"/></text:p>
            <text:p text:style-name="P4"><text:span text:style-name="T3">11. D'après Jonas, sur quoi m'est-il interdit de parier ?</text:span></text:p>
            <text:p text:style-name="P4"><text:span text:style-name="T4">□</text:span><text:span text:style-name="T5"> </text:span><text:span text:style-name="T2">Sur le bonheur des autres hommes</text:span></text:p>
            <text:p text:style-name="P4"><text:span text:style-name="T4">□</text:span><text:span text:style-name="T5"> </text:span><text:span text:style-name="T2">Sur la disparition de l'humanité</text:span></text:p>
            <text:p text:style-name="P4"><text:span text:style-name="T4">□</text:span><text:span text:style-name="T5"> </text:span><text:span text:style-name="T2">Sur ma propre liberté</text:span></text:p>
            <text:p text:style-name="P4"><text:span text:style-name="T4">□</text:span><text:span text:style-name="T5"> </text:span><text:span text:style-name="T2">Sur la survie de l'univers</text:span></text:p>
            <text:p text:style-name="P4"><text:span text:style-name="T2"/></text:p>
            <text:p text:style-name="P4"><text:span text:style-name="T3">12. Jonas oppose sa conception de l'obligation à la conception traditionnelle.</text:span><text:span text:style-name="T2"> </text:span><text:span text:style-name="T3">En quoi s'opposent-elles ?</text:span></text:p>
            <text:p text:style-name="P4"><text:span text:style-name="T4">□</text:span><text:span text:style-name="T5"> </text:span><text:span text:style-name="T2">L'obligation de Jonas est nécessaire, quand l'obligation traditionnelle est contingente</text:span></text:p>
            <text:p text:style-name="P4"><text:span text:style-name="T4">□</text:span><text:span text:style-name="T5"> </text:span><text:span text:style-name="T2">L'obligation de Jonas est librement acceptée, quand l'obligation traditionnelle est contrainte</text:span></text:p>
            <text:p text:style-name="P4"><text:span text:style-name="T4">□</text:span><text:span text:style-name="T5"> </text:span><text:span text:style-name="T2">L'obligation de Jonas est asymétrique, quand l'obligation traditionnelle est symétrique</text:span></text:p>
            <text:p text:style-name="P4"><text:span text:style-name="T4">□</text:span><text:span text:style-name="T5"> </text:span><text:span text:style-name="T2">L'obligation de Jonas est fondée par la science, quand l'obligation traditionnelle est fondée par la morale</text:span></text:p>
            <text:p text:style-name="P4"><text:span text:style-name="T2"/></text:p>
            <text:p text:style-name="P4"><text:span text:style-name="T3">13. Dans quelle relation Jonas trouve-t-il le modèle du nouveau type d'obligation qu'il cherche à concevoir ?</text:span></text:p>
            <text:p text:style-name="P4"><text:span text:style-name="T4">□</text:span><text:span text:style-name="T5"> </text:span><text:span text:style-name="T2">Dans la relation enseignant/élève</text:span></text:p>
            <text:p text:style-name="P4"><text:span text:style-name="T4">□</text:span><text:span text:style-name="T5"> </text:span><text:span text:style-name="T2">Dans la relation amant/aimé</text:span></text:p>
            <text:p text:style-name="P4"><text:span text:style-name="T4">□</text:span><text:span text:style-name="T5"> </text:span><text:span text:style-name="T2">Dans la relation maître/esclave</text:span></text:p>
            <text:p text:style-name="P4"><text:span text:style-name="T4">□</text:span><text:span text:style-name="T5"> </text:span><text:span text:style-name="T2">Dans la relation parent/enfant</text:span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23:49:28.576000000</meta:creation-date>
    <dc:title>Page vierge</dc:title>
    <meta:generator>LibreOffice/7.2.5.2$Windows_X86_64 LibreOffice_project/499f9727c189e6ef3471021d6132d4c694f357e5</meta:generator>
    <meta:editing-duration>PT8M54S</meta:editing-duration>
    <meta:editing-cycles>2</meta:editing-cycles>
    <dc:date>2023-05-02T23:58:22.102000000</dc:date>
    <meta:document-statistic meta:table-count="1" meta:image-count="0" meta:object-count="0" meta:page-count="1" meta:paragraph-count="67" meta:word-count="776" meta:character-count="4795" meta:non-whitespace-character-count="4086"/>
    <meta:template xlink:type="simple" xlink:actuate="onRequest" xlink:title="Page vierge" xlink:href="../../../../../AppData/Roaming/LibreOffice/4/user/template/Page%20vierge1.ott" meta:date="2023-05-02T23:49:28.341000000"/>
  </office:meta>
</office:document-meta>
</file>